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577e" officeooo:paragraph-rsid="0018577e"/>
    </style:style>
    <style:style style:name="P2" style:family="paragraph" style:parent-style-name="Standard">
      <style:text-properties officeooo:rsid="00193250" officeooo:paragraph-rsid="00193250"/>
    </style:style>
    <style:style style:name="P3" style:family="paragraph" style:parent-style-name="Standard">
      <style:text-properties officeooo:rsid="001af382" officeooo:paragraph-rsid="001af382"/>
    </style:style>
    <style:style style:name="P4" style:family="paragraph" style:parent-style-name="Standard">
      <style:text-properties officeooo:rsid="001fba93" officeooo:paragraph-rsid="001af382"/>
    </style:style>
    <style:style style:name="P5" style:family="paragraph" style:parent-style-name="Standard">
      <style:text-properties officeooo:rsid="001fba93" officeooo:paragraph-rsid="001fba93"/>
    </style:style>
    <style:style style:name="P6" style:family="paragraph" style:parent-style-name="Standard">
      <style:text-properties officeooo:rsid="001fba93" officeooo:paragraph-rsid="00212d73"/>
    </style:style>
    <style:style style:name="P7" style:family="paragraph" style:parent-style-name="Standard">
      <style:text-properties officeooo:rsid="001fba93" officeooo:paragraph-rsid="0021df5d"/>
    </style:style>
    <style:style style:name="P8" style:family="paragraph" style:parent-style-name="Standard">
      <style:text-properties officeooo:rsid="001fba93" officeooo:paragraph-rsid="0029c0bb"/>
    </style:style>
    <style:style style:name="P9" style:family="paragraph" style:parent-style-name="Standard">
      <style:text-properties officeooo:rsid="001fba93" officeooo:paragraph-rsid="002bd9f2"/>
    </style:style>
    <style:style style:name="P10" style:family="paragraph" style:parent-style-name="Standard">
      <style:text-properties fo:font-weight="bold" officeooo:rsid="001fba93" officeooo:paragraph-rsid="001fba93" style:font-weight-asian="bold" style:font-weight-complex="bold"/>
    </style:style>
    <style:style style:name="P11" style:family="paragraph" style:parent-style-name="Standard">
      <style:text-properties fo:font-weight="bold" officeooo:rsid="001fba93" officeooo:paragraph-rsid="00212d73" style:font-weight-asian="bold" style:font-weight-complex="bold"/>
    </style:style>
    <style:style style:name="P12" style:family="paragraph" style:parent-style-name="Standard">
      <style:text-properties fo:font-weight="bold" officeooo:rsid="0018577e" officeooo:paragraph-rsid="0018577e" style:font-weight-asian="bold" style:font-weight-complex="bold"/>
    </style:style>
    <style:style style:name="P13" style:family="paragraph" style:parent-style-name="Standard">
      <style:text-properties fo:font-weight="bold" officeooo:rsid="0024a555" officeooo:paragraph-rsid="002647dd" style:font-weight-asian="bold" style:font-weight-complex="bold"/>
    </style:style>
    <style:style style:name="P14" style:family="paragraph" style:parent-style-name="Standard">
      <style:text-properties fo:font-weight="bold" officeooo:rsid="002647dd" officeooo:paragraph-rsid="002647dd" style:font-weight-asian="bold" style:font-weight-complex="bold"/>
    </style:style>
    <style:style style:name="P15" style:family="paragraph" style:parent-style-name="Standard">
      <style:text-properties officeooo:rsid="0021df5d" officeooo:paragraph-rsid="0021df5d"/>
    </style:style>
    <style:style style:name="P16" style:family="paragraph" style:parent-style-name="Standard">
      <style:text-properties officeooo:rsid="002bd9f2" officeooo:paragraph-rsid="002bd9f2"/>
    </style:style>
    <style:style style:name="P17" style:family="paragraph" style:parent-style-name="Standard">
      <style:text-properties officeooo:rsid="002c6a7d" officeooo:paragraph-rsid="002c6a7d"/>
    </style:style>
    <style:style style:name="P18" style:family="paragraph" style:parent-style-name="Standard">
      <style:text-properties officeooo:rsid="002ce8a7" officeooo:paragraph-rsid="002ce8a7"/>
    </style:style>
    <style:style style:name="P19" style:family="paragraph" style:parent-style-name="Standard">
      <style:text-properties officeooo:rsid="002d4ece" officeooo:paragraph-rsid="002d4ece"/>
    </style:style>
    <style:style style:name="P20" style:family="paragraph" style:parent-style-name="Table_20_Contents">
      <style:text-properties officeooo:rsid="0026b7a5" officeooo:paragraph-rsid="0026b7a5"/>
    </style:style>
    <style:style style:name="P21" style:family="paragraph" style:parent-style-name="Table_20_Contents">
      <style:text-properties officeooo:rsid="0029c0bb" officeooo:paragraph-rsid="0029c0bb"/>
    </style:style>
    <style:style style:name="P22" style:family="paragraph" style:parent-style-name="Table_20_Contents">
      <style:text-properties officeooo:rsid="0029f003" officeooo:paragraph-rsid="0029f003"/>
    </style:style>
    <style:style style:name="P23" style:family="paragraph" style:parent-style-name="Table_20_Contents">
      <style:text-properties officeooo:rsid="002c6a7d" officeooo:paragraph-rsid="002c6a7d"/>
    </style:style>
    <style:style style:name="P24" style:family="paragraph" style:parent-style-name="Table_20_Contents">
      <style:text-properties officeooo:rsid="002ce8a7" officeooo:paragraph-rsid="002ce8a7"/>
    </style:style>
    <style:style style:name="P25" style:family="paragraph" style:parent-style-name="Standard">
      <style:text-properties style:font-name="monospace" officeooo:rsid="001fba93" officeooo:paragraph-rsid="0032863d"/>
    </style:style>
    <style:style style:name="P26" style:family="paragraph" style:parent-style-name="Standard">
      <style:text-properties officeooo:rsid="00329625" officeooo:paragraph-rsid="00329625"/>
    </style:style>
    <style:style style:name="P27" style:family="paragraph" style:parent-style-name="Standard">
      <style:text-properties fo:font-weight="bold" officeooo:rsid="00329625" officeooo:paragraph-rsid="00329625" style:font-weight-asian="bold" style:font-weight-complex="bold"/>
    </style:style>
    <style:style style:name="P28" style:family="paragraph">
      <style:paragraph-properties fo:text-align="center"/>
    </style:style>
    <style:style style:name="T1" style:family="text">
      <style:text-properties officeooo:rsid="00212d73"/>
    </style:style>
    <style:style style:name="T2" style:family="text">
      <style:text-properties officeooo:rsid="0021df5d"/>
    </style:style>
    <style:style style:name="T3" style:family="text">
      <style:text-properties officeooo:rsid="00224b4f"/>
    </style:style>
    <style:style style:name="T4" style:family="text">
      <style:text-properties officeooo:rsid="0024a555"/>
    </style:style>
    <style:style style:name="T5" style:family="text">
      <style:text-properties officeooo:rsid="0026b7a5"/>
    </style:style>
    <style:style style:name="T6" style:family="text">
      <style:text-properties officeooo:rsid="0027cfcd"/>
    </style:style>
    <style:style style:name="T7" style:family="text">
      <style:text-properties officeooo:rsid="0029c0bb"/>
    </style:style>
    <style:style style:name="T8" style:family="text">
      <style:text-properties officeooo:rsid="0029f003"/>
    </style:style>
    <style:style style:name="T9" style:family="text">
      <style:text-properties officeooo:rsid="002bd9f2"/>
    </style:style>
    <style:style style:name="T10" style:family="text">
      <style:text-properties officeooo:rsid="002ce8a7"/>
    </style:style>
    <style:style style:name="T11" style:family="text">
      <style:text-properties officeooo:rsid="002ff406"/>
    </style:style>
    <style:style style:name="T12" style:family="text">
      <style:text-properties officeooo:rsid="0031ccd5"/>
    </style:style>
    <style:style style:name="T13" style:family="text">
      <style:text-properties officeooo:rsid="0031f05a"/>
    </style:style>
    <style:style style:name="T14" style:family="text">
      <style:text-properties officeooo:rsid="0032863d"/>
    </style:style>
    <style:style style:name="T15" style:family="text">
      <style:text-properties fo:color="#000000" fo:background-color="#ffffff" loext:char-shading-value="0"/>
    </style:style>
    <style:style style:name="T16" style:family="text">
      <style:text-properties fo:color="#000000" fo:font-weight="bold" fo:background-color="#ffffff" loext:char-shading-value="0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2863d" style:font-weight-asian="bold" style:font-weight-complex="bold"/>
    </style:style>
    <style:style style:name="T19" style:family="text">
      <style:text-properties officeooo:rsid="00329625"/>
    </style:style>
    <style:style style:name="gr1" style:family="graphic">
      <style:graphic-properties draw:textarea-horizontal-align="justify" draw:textarea-vertical-align="middle" draw:auto-grow-height="false" fo:min-height="0.8854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563in" fo:min-width="1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5in" fo:min-width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5in" fo:min-width="1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OBOS CP<text:span text:style-name="T2">A</text:span></text:p>
      <text:p text:style-name="P1"/>
      <text:p text:style-name="P1"/>
      <text:p text:style-name="P1">Once acquisition is complete Correlation Power Analysis CPA can be performed.</text:p>
      <text:p text:style-name="P2">User must provide their own power model and calculate hypothetical power for each key guess.</text:p>
      <text:p text:style-name="P2">FOBOS takes the hypothetical power for each key guess and use a correlation method e.g. Pearson’s coefficient and calculates the correlation values.</text:p>
      <text:p text:style-name="P2">The key guess that achieves the highest correlation is a candidate for correct key.</text:p>
      <text:p text:style-name="P2"/>
      <text:p text:style-name="P6">The Analysis module is used to perform DPA attack on power traces collected by the Acquisition</text:p>
      <text:p text:style-name="P6">module. <text:span text:style-name="T3">To P</text:span>erform <text:span text:style-name="T12">CPA</text:span>, t<text:span text:style-name="T12">w</text:span>o inputs are needed, the power traces and and hypothetical power.</text:p>
      <text:p text:style-name="P6"/>
      <text:p text:style-name="P6"/>
      <text:p text:style-name="P6"/>
      <text:p text:style-name="P6"><draw:custom-shape text:anchor-type="paragraph" draw:z-index="1" draw:name="Shape2" draw:style-name="gr2" svg:width="1.698in" svg:height="0.6567in" svg:x="0.6547in" svg:y="0.0071in"><text:p>Actual Power traces</text:p><draw:enhanced-geometry svg:viewBox="0 0 21600 21600" draw:type="rectangle" draw:enhanced-path="M 0 0 L 21600 0 21600 21600 0 21600 0 0 Z N"/></draw:custom-shape><draw:custom-shape text:anchor-type="paragraph" draw:z-index="2" draw:name="Shape3" draw:style-name="gr3" svg:width="1.7921in" svg:height="0.5004in" svg:x="3.3839in" svg:y="0.028in"><text:p>Hypothetical power</text:p><draw:enhanced-geometry svg:viewBox="0 0 21600 21600" draw:type="rectangle" draw:enhanced-path="M 0 0 L 21600 0 21600 21600 0 21600 0 0 Z N"/></draw:custom-shape></text:p>
      <text:p text:style-name="P6"/>
      <text:p text:style-name="P6"><draw:line text:anchor-type="paragraph" draw:z-index="5" draw:name="Shape6" draw:style-name="gr6" draw:text-style-name="P28" svg:x1="3.9047in" svg:y1="0.1752in" svg:x2="3.1339in" svg:y2="0.7169in"><text:p/></draw:line></text:p>
      <text:p text:style-name="P6"><draw:line text:anchor-type="paragraph" draw:z-index="4" draw:name="Shape5" draw:style-name="gr5" draw:text-style-name="P28" svg:x1="2.061in" svg:y1="0.1339in" svg:x2="2.7173in" svg:y2="0.5402in"><text:p/></draw:line></text:p>
      <text:p text:style-name="P6"/>
      <text:p text:style-name="P6"/>
      <text:p text:style-name="P6"><draw:custom-shape text:anchor-type="paragraph" draw:z-index="0" draw:name="Shape1" draw:style-name="gr1" svg:width="1.3335in" svg:height="0.8858in" svg:x="2.5819in" svg:y="0.011in"><text:p>DataAnalysis.py</text:p><text:p>(CPA)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><draw:line text:anchor-type="paragraph" draw:z-index="6" draw:name="Shape7" draw:style-name="gr6" draw:text-style-name="P28" svg:x1="3.0925in" svg:y1="0.0146in" svg:x2="3.0925in" svg:y2="0.7437in"><text:p/></draw:line></text:p>
      <text:p text:style-name="P11"/>
      <text:p text:style-name="P11"/>
      <text:p text:style-name="P11"><draw:custom-shape text:anchor-type="paragraph" draw:z-index="3" draw:name="Shape4" draw:style-name="gr4" svg:width="1.0213in" svg:height="0.5004in" svg:x="2.5091in" svg:y="0.1681in"><text:p>Key</text:p><draw:enhanced-geometry svg:viewBox="0 0 21600 21600" draw:type="rectangle" draw:enhanced-path="M 0 0 L 21600 0 21600 21600 0 21600 0 0 Z N"/></draw:custom-shape></text:p>
      <text:p text:style-name="P11"/>
      <text:p text:style-name="P11"/>
      <text:p text:style-name="P11"/>
      <text:p text:style-name="P11"/>
      <text:p text:style-name="P11"/>
      <text:p text:style-name="P13">Steps to perform CPA using FOBOS</text:p>
      <text:p text:style-name="P13"/>
      <text:p text:style-name="P14"><text:span text:style-name="T11">1- </text:span>Hypothetical power calculating</text:p>
      <text:p text:style-name="P14"/>
      <text:p text:style-name="P6">Power model or hypothetical power data is user provided. FOBOS uses a text file for each key</text:p>
      <text:p text:style-name="P6">byte. This file includes a line for each key guess value (i.e. 0-255). Each line inculdes hypothetical</text:p>
      <text:p text:style-name="P6">power value for the specific key guess for all encryptions. Each value is an integer and separated</text:p>
      <text:p text:style-name="P6">from next value by a space. Fig <text:span text:style-name="T4">X</text:span> is an example for one key byte. The firs number is the</text:p>
      <text:p text:style-name="P6">estimated power when the byte equals zero for the frist encryption, first value in the second line is</text:p>
      <text:p text:style-name="P6">the estimated power when the key byte equals one for the first encryption and so on.</text:p>
      <text:p text:style-name="P6">FOBOS expects to find these files at $fobos/data/. File names should be <text:span text:style-name="T14">HPower_</text:span>byte_<text:span text:style-name="T4">&lt;</text:span></text:p>
      <text:p text:style-name="P6">BYTE NUMBER<text:span text:style-name="T4">&gt;</text:span>.txt.</text:p>
      <text:p text:style-name="P6"/>
      <text:p text:style-name="P26">Here is sample of Hpower_byte_0.txt</text:p>
      <text:p text:style-name="P26"/>
      <text:p text:style-name="P26"><text:soft-page-break/></text:p>
      <text:p text:style-name="P27">6 4 4 2 5 4 3 5 7 4 5 5 7 3 4 6 5 2 4 5 3 4 3 4 7 4 ….</text:p>
      <text:p text:style-name="P27">5 3 4 5 4 2 5 7 4 4 2 4 3 2 4 4 3 4 2 4 3 6 3 2 1 5 ….</text:p>
      <text:p text:style-name="P27">.</text:p>
      <text:p text:style-name="P27">.</text:p>
      <text:p text:style-name="P27">.</text:p>
      <text:p text:style-name="P26"/>
      <text:p text:style-name="P3"/>
      <text:p text:style-name="P4"/>
      <text:p text:style-name="P5"/>
      <text:p text:style-name="P10"><text:span text:style-name="T11">2- </text:span>CPA configuration</text:p>
      <text:p text:style-name="P10"/>
      <text:p text:style-name="P5">There are few configuration files that controls the CPA analysis:</text:p>
      <text:p text:style-name="P5">Here we list all the configuration parameter<text:span text:style-name="T5">s</text:span> used in the FOBOS Analysis and <text:span text:style-name="T1">description</text:span> of usage:</text:p>
      <text:p text:style-name="P5"/>
      <text:p text:style-name="P5"/>
      <text:p text:style-name="P16">dataAnalysisParams.txt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7">Parameter</text:p>
          </table:table-cell>
          <table:table-cell table:style-name="Table2.A1" office:value-type="string">
            <text:p text:style-name="P23">Description</text:p>
          </table:table-cell>
          <table:table-cell table:style-name="Table2.C1" office:value-type="string">
            <text:p text:style-name="P18">Example</text:p>
          </table:table-cell>
        </table:table-row>
        <table:table-row>
          <table:table-cell table:style-name="Table2.A2" office:value-type="string">
            <text:p text:style-name="P9">WORK_DIR</text:p>
          </table:table-cell>
          <table:table-cell table:style-name="Table2.A2" office:value-type="string">
            <text:p text:style-name="P24">Directory to save analysis files</text:p>
            <text:p text:style-name="P24">(Inside the measurements director)</text:p>
          </table:table-cell>
          <table:table-cell table:style-name="Table2.C2" office:value-type="string">
            <text:p text:style-name="P9"><text:span text:style-name="T10">a</text:span>nalysis</text:p>
          </table:table-cell>
        </table:table-row>
        <table:table-row>
          <table:table-cell table:style-name="Table2.A2" office:value-type="string">
            <text:p text:style-name="P9">MEASUREMENT_WORK_DIR </text:p>
          </table:table-cell>
          <table:table-cell table:style-name="Table2.A2" office:value-type="string">
            <text:p text:style-name="P24">The name of the measurement directory</text:p>
          </table:table-cell>
          <table:table-cell table:style-name="Table2.C2" office:value-type="string">
            <text:p text:style-name="P9">FOBOSWorkspac<text:span text:style-name="T9">e</text:span></text:p>
          </table:table-cell>
        </table:table-row>
        <table:table-row>
          <table:table-cell table:style-name="Table2.A2" office:value-type="string">
            <text:p text:style-name="P9">TAG</text:p>
          </table:table-cell>
          <table:table-cell table:style-name="Table2.A2" office:value-type="string">
            <text:p text:style-name="P18">The type of prefix for the directory name. Used to distinguish different runs. </text:p>
          </table:table-cell>
          <table:table-cell table:style-name="Table2.C2" office:value-type="string">
            <text:p text:style-name="P9">counter</text:p>
          </table:table-cell>
        </table:table-row>
      </table:table>
      <text:p text:style-name="P5"/>
      <text:p text:style-name="P5">samplesSpacesDisp.txt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1">Parameter</text:p>
          </table:table-cell>
          <table:table-cell table:style-name="Table3.A1" office:value-type="string">
            <text:p text:style-name="P21">Description</text:p>
          </table:table-cell>
          <table:table-cell table:style-name="Table3.C1" office:value-type="string">
            <text:p text:style-name="P21">Possible Values</text:p>
          </table:table-cell>
        </table:table-row>
        <table:table-row>
          <table:table-cell table:style-name="Table3.A2" office:value-type="string">
            <text:p text:style-name="P8">SAMPLE_WINDOW_SIZE</text:p>
          </table:table-cell>
          <table:table-cell table:style-name="Table3.A2" office:value-type="string">
            <text:p text:style-name="Table_20_Contents">Number of samples <text:span text:style-name="T8">(</text:span>per trace<text:span text:style-name="T8">)</text:span> to be used in analysis.</text:p>
          </table:table-cell>
          <table:table-cell table:style-name="Table3.C2" office:value-type="string">
            <text:p text:style-name="P22">Number (e.g. 2000)</text:p>
          </table:table-cell>
        </table:table-row>
        <table:table-row>
          <table:table-cell table:style-name="Table3.A2" office:value-type="string">
            <text:p text:style-name="Table_20_Contents">SAMPLE_WINDOW_START</text:p>
          </table:table-cell>
          <table:table-cell table:style-name="Table3.A2" office:value-type="string">
            <text:p text:style-name="Table_20_Contents">The number of the first sample in the win<text:span text:style-name="T8">d</text:span>ow.</text:p>
          </table:table-cell>
          <table:table-cell table:style-name="Table3.C2" office:value-type="string">
            <text:p text:style-name="P22">Number (e.g. 100)</text:p>
          </table:table-cell>
        </table:table-row>
      </table:table>
      <text:p text:style-name="P5"/>
      <text:p text:style-name="P5">signalAlignmentParams.txt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0">Parameter</text:p>
          </table:table-cell>
          <table:table-cell table:style-name="Table1.A1" office:value-type="string">
            <text:p text:style-name="P20">Description</text:p>
          </table:table-cell>
          <table:table-cell table:style-name="Table1.C1" office:value-type="string">
            <text:p text:style-name="P20">Possible values</text:p>
          </table:table-cell>
        </table:table-row>
        <table:table-row>
          <table:table-cell table:style-name="Table1.A2" office:value-type="string">
            <text:p text:style-name="Table_20_Contents">COMPRESSION_LENGTH</text:p>
          </table:table-cell>
          <table:table-cell table:style-name="Table1.A2" office:value-type="string">
            <text:p text:style-name="Table_20_Contents">Number of samples to be compressed into</text:p>
            <text:p text:style-name="Table_20_Contents">one samples.</text:p>
          </table:table-cell>
          <table:table-cell table:style-name="Table1.C2" office:value-type="string">
            <text:p text:style-name="P20"><text:span text:style-name="T6">Number</text:span> (e.g. 10)</text:p>
          </table:table-cell>
        </table:table-row>
        <table:table-row>
          <table:table-cell table:style-name="Table1.A2" office:value-type="string">
            <text:p text:style-name="Table_20_Contents">COMPRESSION_TYPE</text:p>
          </table:table-cell>
          <table:table-cell table:style-name="Table1.A2" office:value-type="string">
            <text:p text:style-name="Table_20_Contents"/>
            <text:p text:style-name="Table_20_Contents">The operation to be performed to gener<text:span text:style-name="T7">a</text:span>te the compressed sample.</text:p>
          </table:table-cell>
          <table:table-cell table:style-name="Table1.C2" office:value-type="string">
            <text:p text:style-name="P21">MEAN | MAX | MIN</text:p>
          </table:table-cell>
        </table:table-row>
      </table:table>
      <text:p text:style-name="P5"/>
      <text:p text:style-name="P5"/>
      <text:p text:style-name="P19">Here is a sample of configuration files above. These were used in the Example AES attack</text:p>
      <text:p text:style-name="P19"><text:soft-page-break/></text:p>
      <text:p text:style-name="P25"><text:span text:style-name="T16">dataAnalysisParams.txt</text:span><text:span text:style-name="T15">  </text:span><text:line-break/>WORK_DIR = FOBOSAnalysis <text:line-break/>MEASUREMENT_WORK_DIR = FOBOSWorkspace <text:line-break/>TAG = counter</text:p>
      <text:p text:style-name="P25"/>
      <text:p text:style-name="P25"/>
      <text:p text:style-name="P25"><text:span text:style-name="T17">compressionParams.txt </text:span> <text:line-break/>#################################################### <text:line-break/>######## Compression Module Parameters ############# <text:line-break/>#################################################### <text:line-break/>COMPRESSION_LENGTH = 10 <text:line-break/>COMPRESSION_TYPE = MEAN # MAX|MIN|MEAN </text:p>
      <text:p text:style-name="P25"><text:line-break/><text:span text:style-name="T18">s</text:span><text:span text:style-name="T17">ampleSpaceDispParams.txt</text:span>  <text:line-break/>#################################################### <text:line-break/>#### Sample Space Disposition Module Parameters #### <text:line-break/>#################################################### <text:line-break/>SAMPLE_WINDOW_SIZE = 3000 <text:line-break/>SAMPLE_WINDOW_START = 3000  <text:line-break/><text:line-break/><text:line-break/></text:p>
      <text:p text:style-name="P10"><text:span text:style-name="T11">3- </text:span>Running Data Analysis</text:p>
      <text:p text:style-name="P10"/>
      <text:p text:style-name="P5">Data Analysis can be run as follows:</text:p>
      <text:p text:style-name="P5">cd $fobos</text:p>
      <text:p text:style-name="P5">python dataAnalysis.py</text:p>
      <text:p text:style-name="P5">Once this is done, the script reads the measured and hypothetical power data, runs <text:span text:style-name="T19">CPA</text:span> and</text:p>
      <text:p text:style-name="P5">produces several output files. The script prompts the user for the directory that contains the traces</text:p>
      <text:p text:style-name="P5">and then uses the power data in <text:span text:style-name="T19">the m</text:span>easurements <text:span text:style-name="T19">director</text:span> as input. <text:s/>The script</text:p>
      <text:p text:style-name="P5">will create a new directory each time it runs. This directory is created in the project directory. Out-</text:p>
      <text:p text:style-name="P5">put files will be save in $fobos/$workspace/$project<text:span text:style-name="T19">Name</text:span>/$attempt<text:span text:style-name="T19">#</text:span>/analysis/$analysis-attempt/.</text:p>
      <text:p text:style-name="P5">Where $analysis-attempt is a folder with a unique name created each time the script runs.</text:p>
      <text:p text:style-name="P15"/>
      <text:p text:style-name="P15"/>
      <text:p text:style-name="P15"/>
      <text:p text:style-name="P1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21:00:53.852749145</meta:creation-date>
    <meta:generator>LibreOffice/5.1.6.2$Linux_X86_64 LibreOffice_project/10m0$Build-2</meta:generator>
    <dc:date>2018-07-16T19:33:13.335923832</dc:date>
    <meta:editing-duration>PT59M31S</meta:editing-duration>
    <meta:editing-cycles>25</meta:editing-cycles>
    <meta:document-statistic meta:table-count="3" meta:image-count="0" meta:object-count="0" meta:page-count="3" meta:paragraph-count="75" meta:word-count="579" meta:character-count="3752" meta:non-whitespace-character-count="3222"/>
  </office:meta>
</office:document-meta>
</file>